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officeooo:paragraph-rsid="0034df76" style:language-asian="ja" style:country-asian="JP"/>
    </style:style>
    <style:style style:name="P3" style:family="paragraph" style:parent-style-name="Standard">
      <style:text-properties officeooo:paragraph-rsid="0048b1ad" style:language-asian="ja" style:country-asian="JP"/>
    </style:style>
    <style:style style:name="P4" style:family="paragraph" style:parent-style-name="Standard">
      <style:text-properties officeooo:paragraph-rsid="004a1409" style:language-asian="ja" style:country-asian="JP"/>
    </style:style>
    <style:style style:name="P5" style:family="paragraph" style:parent-style-name="Standard">
      <style:text-properties officeooo:paragraph-rsid="0055c383" style:language-asian="ja" style:country-asian="JP"/>
    </style:style>
    <style:style style:name="P6" style:family="paragraph" style:parent-style-name="Standard">
      <style:text-properties officeooo:paragraph-rsid="006364b7"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１　変更点</text:p>
      <text:p text:style-name="P4">・六択</text:p>
      <text:p text:style-name="P1">・マップ作成（街、ダンジョン作成）</text:p>
      <text:p text:style-name="P1">・時間導入</text:p>
      <text:p text:style-name="P1">・敵追加（単体、集団）</text:p>
      <text:p text:style-name="P6">・部下追加</text:p>
      <text:p text:style-name="P5">・移動手段導入</text:p>
      <text:p text:style-name="P5"><text:tab/>・徒歩</text:p>
      <text:p text:style-name="P5"><text:tab/>・騎乗</text:p>
      <text:p text:style-name="P5"><text:tab/>・船</text:p>
      <text:p text:style-name="P1">・仕事（場所）導入（労働、経営）</text:p>
      <text:p text:style-name="P1"><text:tab/>・狩り</text:p>
      <text:p text:style-name="P1"><text:tab/>・釣り</text:p>
      <text:p text:style-name="P1"><text:tab/>・漁業</text:p>
      <text:p text:style-name="P1"><text:tab/>・農業</text:p>
      <text:p text:style-name="P6"><text:tab/>・林業</text:p>
      <text:p text:style-name="P1"><text:tab/>・牧場</text:p>
      <text:p text:style-name="P1"><text:tab/>・鉱山</text:p>
      <text:p text:style-name="P6"><text:tab/>・建築</text:p>
      <text:p text:style-name="P1"><text:tab/>・宿屋</text:p>
      <text:p text:style-name="P1"><text:tab/>・酒場</text:p>
      <text:p text:style-name="P1"><text:tab/>・レストラン</text:p>
      <text:p text:style-name="P1"><text:tab/>・音楽家（酒場、宿屋、路上）</text:p>
      <text:p text:style-name="P1"><text:tab/>・雑貨屋</text:p>
      <text:p text:style-name="P1"><text:tab/>・武具屋</text:p>
      <text:p text:style-name="P6"><text:tab/>・軍</text:p>
      <text:p text:style-name="P1"><text:tab/>・傭兵</text:p>
      <text:p text:style-name="P6"><text:tab/>・殺し屋</text:p>
      <text:p text:style-name="P1"><text:tab/>・盗賊</text:p>
      <text:p text:style-name="P1"><text:tab/>・役所</text:p>
      <text:p text:style-name="P6"><text:tab/>・王宮</text:p>
      <text:p text:style-name="P1">・職業導入</text:p>
      <text:p text:style-name="P2"><text:tab/>・民（職なし）</text:p>
      <text:p text:style-name="P2"><text:tab/>・労働者（定職なし、バイト）</text:p>
      <text:p text:style-name="P1"><text:soft-page-break/><text:tab/>・猟師</text:p>
      <text:p text:style-name="P1"><text:tab/>・漁師</text:p>
      <text:p text:style-name="P1"><text:tab/>・農家</text:p>
      <text:p text:style-name="P6"><text:tab/>・林業</text:p>
      <text:p text:style-name="P1"><text:tab/>・牧場主</text:p>
      <text:p text:style-name="P1"><text:tab/>・鉱山経営者</text:p>
      <text:p text:style-name="P6"><text:tab/>・大工</text:p>
      <text:p text:style-name="P1"><text:tab/>・宿屋の主人</text:p>
      <text:p text:style-name="P1"><text:tab/>・酒場の主人</text:p>
      <text:p text:style-name="P1"><text:tab/>・料理人</text:p>
      <text:p text:style-name="P1"><text:tab/>・音楽家</text:p>
      <text:p text:style-name="P1"><text:tab/>・雑貨屋の主人</text:p>
      <text:p text:style-name="P1"><text:tab/>・武具屋の主人</text:p>
      <text:p text:style-name="P6"><text:tab/>・軍人（兵士、隊長、指揮官、将軍）</text:p>
      <text:p text:style-name="P6"><text:tab/>・傭兵</text:p>
      <text:p text:style-name="P6"><text:tab/>・殺し屋</text:p>
      <text:p text:style-name="P1"><text:tab/>・盗賊（盗賊団（山賊、海賊）、泥棒、追い剥ぎ）</text:p>
      <text:p text:style-name="P1"><text:tab/>・役人</text:p>
      <text:p text:style-name="P6"><text:tab/>未・王宮（大臣、貴族、王）</text:p>
      <text:p text:style-name="P1">・ステータス追加（ステータス画面も）</text:p>
      <text:p text:style-name="P1"><text:tab/>・食</text:p>
      <text:p text:style-name="P1"><text:tab/>・水</text:p>
      <text:p text:style-name="P1"><text:tab/>・病気</text:p>
      <text:p text:style-name="P1"><text:tab/>・温度</text:p>
      <text:p text:style-name="P1"><text:tab/>・体力（睡眠、疲労、労力）</text:p>
      <text:p text:style-name="P1"><text:tab/>・年齢</text:p>
      <text:p text:style-name="P1">・死因導入</text:p>
      <text:p text:style-name="P1"><text:tab/>・飢餓</text:p>
      <text:p text:style-name="P1"><text:tab/>・脱水</text:p>
      <text:p text:style-name="P1"><text:tab/>・病</text:p>
      <text:p text:style-name="P1"><text:tab/>・極寒、灼熱</text:p>
      <text:p text:style-name="P1"><text:tab/>・過労</text:p>
      <text:p text:style-name="P1"><text:tab/>・老衰</text:p>
      <text:p text:style-name="P1"><text:tab/>・襲撃</text:p>
      <text:p text:style-name="P1"><text:soft-page-break/><text:tab/>・事故（溺れる、木にあたる、落盤、戦死、暗殺）</text:p>
      <text:p text:style-name="P3">・アイテム追加</text:p>
      <text:p text:style-name="P3"><text:tab/>・武具</text:p>
      <text:p text:style-name="P3"><text:tab/>・各資源</text:p>
      <text:p text:style-name="P3"><text:tab/>・バック、荷車</text:p>
      <text:p text:style-name="P3"><text:tab/>・動物騎乗可能</text:p>
      <text:p text:style-name="P3">・アイテム作成導入</text:p>
      <text:p text:style-name="P3"><text:tab/>・鍛冶</text:p>
      <text:p text:style-name="P1">・BUNOOBOI搭載（蚊のよりパワーアップ）</text:p>
      <text:p text:style-name="P1"><text:tab/></text:p>
      <text:p text:style-name="P1"/>
      <text:p text:style-name="P1">２　非変更点</text:p>
      <text:p text:style-name="P1">・白黒</text:p>
      <text:p text:style-name="P1">・アイテム１つ（拡張アイテムで所持数増加）</text:p>
      <text:p text:style-name="P1">・物々交換</text:p>
      <text:p text:style-name="P1"/>
      <text:p text:style-name="P1">３　設計</text:p>
      <text:p text:style-name="P1">・チェックポイント（マップ）作成（各分岐点、分かれ道など）</text:p>
      <text:p text:style-name="P1">・時間（２４時間）</text:p>
      <text:p text:style-name="P1">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3M55S</meta:editing-duration>
    <meta:editing-cycles>72</meta:editing-cycles>
    <meta:generator>LibreOffice/5.0.4.2$Windows_x86 LibreOffice_project/2b9802c1994aa0b7dc6079e128979269cf95bc78</meta:generator>
    <dc:date>2016-05-14T21:52:47.456000000</dc:date>
    <meta:document-statistic meta:table-count="0" meta:image-count="0" meta:object-count="0" meta:page-count="3" meta:paragraph-count="86" meta:word-count="527" meta:character-count="601" meta:non-whitespace-character-count="534"/>
    <meta:user-defined meta:name="Info 1"/>
    <meta:user-defined meta:name="Info 2"/>
    <meta:user-defined meta:name="Info 3"/>
    <meta:user-defined meta:name="Info 4"/>
  </office:meta>
</office:document-meta>
</file>